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8cm" svg:y1="4.3cm" svg:x2="13.8cm" svg:y2="9.7cm">
          <text:p/>
        </draw:line>
        <draw:line draw:style-name="gr1" draw:text-style-name="P1" draw:layer="layout" svg:x1="15.8cm" svg:y1="2.6cm" svg:x2="21.8cm" svg:y2="8cm">
          <text:p/>
        </draw:line>
        <draw:line draw:style-name="gr1" draw:text-style-name="P1" draw:layer="layout" svg:x1="7.8cm" svg:y1="4.3cm" svg:x2="15.8cm" svg:y2="2.6cm">
          <text:p/>
        </draw:line>
        <draw:line draw:style-name="gr1" draw:text-style-name="P1" draw:layer="layout" svg:x1="7.8cm" svg:y1="4.3cm" svg:x2="7.9cm" svg:y2="12.7cm">
          <text:p/>
        </draw:line>
        <draw:line draw:style-name="gr1" draw:text-style-name="P1" draw:layer="layout" svg:x1="13.8cm" svg:y1="9.7cm" svg:x2="13.9cm" svg:y2="18.1cm">
          <text:p/>
        </draw:line>
        <draw:line draw:style-name="gr1" draw:text-style-name="P1" draw:layer="layout" svg:x1="21.8cm" svg:y1="8cm" svg:x2="21.9cm" svg:y2="16.4cm">
          <text:p/>
        </draw:line>
        <draw:line draw:style-name="gr1" draw:text-style-name="P1" draw:layer="layout" svg:x1="15.8cm" svg:y1="2.6cm" svg:x2="15.9cm" svg:y2="11cm">
          <text:p/>
        </draw:line>
        <draw:line draw:style-name="gr1" draw:text-style-name="P1" draw:layer="layout" svg:x1="13.8cm" svg:y1="9.7cm" svg:x2="21.8cm" svg:y2="8cm">
          <text:p/>
        </draw:line>
        <draw:line draw:style-name="gr1" draw:text-style-name="P1" draw:layer="layout" svg:x1="7.9cm" svg:y1="12.7cm" svg:x2="13.9cm" svg:y2="18.1cm">
          <text:p/>
        </draw:line>
        <draw:line draw:style-name="gr1" draw:text-style-name="P1" draw:layer="layout" svg:x1="15.9cm" svg:y1="11cm" svg:x2="21.9cm" svg:y2="16.4cm">
          <text:p/>
        </draw:line>
        <draw:line draw:style-name="gr1" draw:text-style-name="P1" draw:layer="layout" svg:x1="7.9cm" svg:y1="12.7cm" svg:x2="15.9cm" svg:y2="11cm">
          <text:p/>
        </draw:line>
        <draw:line draw:style-name="gr1" draw:text-style-name="P1" draw:layer="layout" svg:x1="13.9cm" svg:y1="18.1cm" svg:x2="21.9cm" svg:y2="16.4cm">
          <text:p/>
        </draw:line>
        <draw:frame draw:style-name="gr2" draw:layer="layout" svg:width="7.258cm" svg:height="0.963cm" svg:x="0.642cm" svg:y="12.8cm">
          <draw:text-box>
            <text:p>[xlim(1), ylim(1), zlim(1)]</text:p>
          </draw:text-box>
        </draw:frame>
        <draw:frame draw:style-name="gr2" draw:layer="layout" svg:width="7.258cm" svg:height="0.963cm" svg:x="6.7cm" svg:y="18.1cm">
          <draw:text-box>
            <text:p>[xlim(1), ylim(2), zlim(1)]</text:p>
          </draw:text-box>
        </draw:frame>
        <draw:frame draw:style-name="gr2" draw:layer="layout" svg:width="7.258cm" svg:height="0.963cm" svg:x="0.542cm" svg:y="3.337cm">
          <draw:text-box>
            <text:p>[xlim(1), ylim(1), zlim(2)]</text:p>
          </draw:text-box>
        </draw:frame>
        <draw:frame draw:style-name="gr2" draw:layer="layout" svg:width="7.258cm" svg:height="0.963cm" svg:x="15.742cm" svg:y="1.6cm">
          <draw:text-box>
            <text:p>[xlim(2), ylim(1), zlim(2)]</text:p>
          </draw:text-box>
        </draw:frame>
        <draw:frame draw:style-name="gr2" draw:layer="layout" svg:width="7.258cm" svg:height="0.963cm" svg:x="21.8cm" svg:y="7.037cm">
          <draw:text-box>
            <text:p>[xlim(2), ylim(2), zlim(2)]</text:p>
          </draw:text-box>
        </draw:frame>
        <draw:frame draw:style-name="gr2" draw:layer="layout" svg:width="7.258cm" svg:height="0.963cm" svg:x="16cm" svg:y="10.037cm">
          <draw:text-box>
            <text:p>[xlim(2), ylim(1), zlim(1)]</text:p>
          </draw:text-box>
        </draw:frame>
        <draw:frame draw:style-name="gr2" draw:layer="layout" svg:width="7.258cm" svg:height="0.963cm" svg:x="22cm" svg:y="15.5cm">
          <draw:text-box>
            <text:p>[xlim(2), ylim(2), zlim(1)]</text:p>
          </draw:text-box>
        </draw:frame>
        <draw:frame draw:style-name="gr2" draw:layer="layout" svg:width="7.258cm" svg:height="0.963cm" svg:x="6.5cm" svg:y="9.7cm">
          <draw:text-box>
            <text:p>[xlim(1), ylim(2), zlim(2)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mmo Korhonen</meta:initial-creator>
    <meta:creation-date>2020-03-06T14:41:09.98</meta:creation-date>
    <dc:date>2020-03-06T18:01:55.88</dc:date>
    <dc:creator>Kimmo Korhonen</dc:creator>
    <meta:editing-duration>PT3H5M35S</meta:editing-duration>
    <meta:editing-cycles>1</meta:editing-cycles>
    <meta:document-statistic meta:object-count="20"/>
    <meta:generator>OpenOffice/4.1.7$Win32 OpenOffice.org_project/417m1$Build-9800</meta:generator>
  </office:meta>
</office:document-meta>
</file>